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ellenlänge</text:p>
          </table:table-cell>
          <table:table-cell office:value-type="string" calcext:value-type="string">
            <text:p>578nm</text:p>
          </table:table-cell>
          <table:table-cell table:style-name="ce1" office:value-type="string" calcext:value-type="string">
            <text:p>Verstärkung 0,0000000001</text:p>
          </table:table-cell>
          <table:table-cell/>
          <table:table-cell table:style-name="ce1" office:value-type="string" calcext:value-type="string">
            <text:p>Verstärkung 0,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_anode mV</text:p>
          </table:table-cell>
          <table:table-cell office:value-type="string" calcext:value-type="string">
            <text:p>U_mess V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anode mV</text:p>
          </table:table-cell>
          <table:table-cell office:value-type="string" calcext:value-type="string">
            <text:p>U_mess V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2.3" calcext:value-type="float">
            <text:p>2,3</text:p>
          </table:table-cell>
          <table:table-cell table:style-name="ce1" office:value-type="string" calcext:value-type="string">
            <text:p>0.5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.07" calcext:value-type="float">
            <text:p>1,0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68" calcext:value-type="float">
            <text:p>0,6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0.42" calcext:value-type="float">
            <text:p>0,4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55" calcext:value-type="float">
            <text:p>1,55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0.24" calcext:value-type="float">
            <text:p>0,2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35" calcext:value-type="float">
            <text:p>1,3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24" calcext:value-type="float">
            <text:p>0,12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0.2</text:p>
          </table:table-cell>
          <table:table-cell office:value-type="float" office:value="594" calcext:value-type="float">
            <text:p>594</text:p>
          </table:table-cell>
          <table:table-cell office:value-type="float" office:value="0.064" calcext:value-type="float">
            <text:p>0,064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0.049" calcext:value-type="float">
            <text:p>0,049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0.047" calcext:value-type="float">
            <text:p>0,04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475" calcext:value-type="float">
            <text:p>0,0475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7" calcext:value-type="float">
            <text:p>0,67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6" calcext:value-type="float">
            <text:p>0,56</text:p>
          </table:table-cell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48" calcext:value-type="float">
            <text:p>0,48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32" calcext:value-type="float">
            <text:p>0,32</text:p>
          </table:table-cell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235" calcext:value-type="float">
            <text:p>0,235</text:p>
          </table:table-cell>
          <table:table-cell office:value-type="float" office:value="0.01" calcext:value-type="float">
            <text:p>0,01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192" calcext:value-type="float">
            <text:p>0,192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59" calcext:value-type="float">
            <text:p>0,159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31" calcext:value-type="float">
            <text:p>0,131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75" calcext:value-type="float">
            <text:p>0,075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51" calcext:value-type="float">
            <text:p>0,051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48" calcext:value-type="float">
            <text:p>0,048</text:p>
          </table:table-cell>
          <table:table-cell table:number-columns-repeated="6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44" calcext:value-type="float">
            <text:p>0,044</text:p>
          </table:table-cell>
          <table:table-cell table:number-columns-repeated="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35" calcext:value-type="float">
            <text:p>0,035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34" calcext:value-type="float">
            <text:p>0,034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34" calcext:value-type="float">
            <text:p>0,034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35" calcext:value-type="float">
            <text:p>0,0335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28" calcext:value-type="float">
            <text:p>0,032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llenlänge</text:p>
          </table:table-cell>
          <table:table-cell office:value-type="string" calcext:value-type="string">
            <text:p>546nm</text:p>
          </table:table-cell>
          <table:table-cell table:style-name="ce1" office:value-type="string" calcext:value-type="string">
            <text:p>Verstärkung 0,0000000001</text:p>
          </table:table-cell>
          <table:table-cell/>
          <table:table-cell table:style-name="ce1" office:value-type="string" calcext:value-type="string">
            <text:p>Verstärkung 0,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_anode mV</text:p>
          </table:table-cell>
          <table:table-cell office:value-type="string" calcext:value-type="string">
            <text:p>U_mess V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anode mV</text:p>
          </table:table-cell>
          <table:table-cell office:value-type="string" calcext:value-type="string">
            <text:p>U_mess V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.4" calcext:value-type="float">
            <text:p>8,4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4.1" calcext:value-type="float">
            <text:p>4,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.9" calcext:value-type="float">
            <text:p>2,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35" calcext:value-type="float">
            <text:p>6,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02" calcext:value-type="float">
            <text:p>2,0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7" calcext:value-type="float">
            <text:p>5,7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.32" calcext:value-type="float">
            <text:p>1,32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79" calcext:value-type="float">
            <text:p>0,79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58" calcext:value-type="float">
            <text:p>3,58</text:p>
          </table:table-cell>
          <table:table-cell office:value-type="float" office:value="0.1" calcext:value-type="float">
            <text:p>0,1</text:p>
          </table:table-cell>
          <table:table-cell office:value-type="float" office:value="611" calcext:value-type="float">
            <text:p>611</text:p>
          </table:table-cell>
          <table:table-cell office:value-type="float" office:value="0.208" calcext:value-type="float">
            <text:p>0,208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73" calcext:value-type="float">
            <text:p>2,73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0.092" calcext:value-type="float">
            <text:p>0,09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15" calcext:value-type="float">
            <text:p>2,15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046" calcext:value-type="float">
            <text:p>0,046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4" calcext:value-type="float">
            <text:p>1,44</text:p>
          </table:table-cell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office:value-type="float" office:value="0.046" calcext:value-type="float">
            <text:p>0,046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45" calcext:value-type="float">
            <text:p>0,045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47" calcext:value-type="float">
            <text:p>0,847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386" calcext:value-type="float">
            <text:p>0,386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235" calcext:value-type="float">
            <text:p>0,235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153" calcext:value-type="float">
            <text:p>0,153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93" calcext:value-type="float">
            <text:p>0,093</text:p>
          </table:table-cell>
          <table:table-cell table:number-columns-repeated="6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52" calcext:value-type="float">
            <text:p>0,052</text:p>
          </table:table-cell>
          <table:table-cell table:number-columns-repeated="6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37" calcext:value-type="float">
            <text:p>0,037</text:p>
          </table:table-cell>
          <table:table-cell table:number-columns-repeated="6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31" calcext:value-type="float">
            <text:p>0,031</text:p>
          </table:table-cell>
          <table:table-cell table:number-columns-repeated="6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29" calcext:value-type="float">
            <text:p>0,029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8" calcext:value-type="float">
            <text:p>0,028</text:p>
          </table:table-cell>
          <table:table-cell table:number-columns-repeated="6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027" calcext:value-type="float">
            <text:p>0,027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265" calcext:value-type="float">
            <text:p>0,026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llenlänge</text:p>
          </table:table-cell>
          <table:table-cell office:value-type="string" calcext:value-type="string">
            <text:p>436nm</text:p>
          </table:table-cell>
          <table:table-cell table:style-name="ce1" office:value-type="string" calcext:value-type="string">
            <text:p>Verstärkung 0,00000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_anode mV</text:p>
          </table:table-cell>
          <table:table-cell office:value-type="string" calcext:value-type="string">
            <text:p>U_mess V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anode mV</text:p>
          </table:table-cell>
          <table:table-cell office:value-type="string" calcext:value-type="string">
            <text:p>U_mess V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5" calcext:value-type="float">
            <text:p>3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6.8" calcext:value-type="float">
            <text:p>6,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1" calcext:value-type="float">
            <text:p>3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,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02" calcext:value-type="float">
            <text:p>3,0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84" calcext:value-type="float">
            <text:p>2,84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.7" calcext:value-type="float">
            <text:p>3,7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48" calcext:value-type="float">
            <text:p>2,4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98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25" calcext:value-type="float">
            <text:p>2,25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.25" calcext:value-type="float">
            <text:p>2,2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1.66" calcext:value-type="float">
            <text:p>1,66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71" calcext:value-type="float">
            <text:p>1,71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.15" calcext:value-type="float">
            <text:p>1,15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0.83" calcext:value-type="float">
            <text:p>0,83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31" calcext:value-type="float">
            <text:p>1,31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0.566" calcext:value-type="float">
            <text:p>0,56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0.373" calcext:value-type="float">
            <text:p>0,373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0.179" calcext:value-type="float">
            <text:p>0,17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0.088" calcext:value-type="float">
            <text:p>0,088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float" office:value="1304" calcext:value-type="float">
            <text:p>1304</text:p>
          </table:table-cell>
          <table:table-cell office:value-type="float" office:value="0.055" calcext:value-type="float">
            <text:p>0,055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1404" calcext:value-type="float">
            <text:p>1404</text:p>
          </table:table-cell>
          <table:table-cell office:value-type="float" office:value="0.047" calcext:value-type="float">
            <text:p>0,047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.045" calcext:value-type="float">
            <text:p>0,045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39" calcext:value-type="float">
            <text:p>0,3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41" calcext:value-type="float">
            <text:p>0,04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29" calcext:value-type="float">
            <text:p>0,29</text:p>
          </table:table-cell>
          <table:table-cell table:number-columns-repeated="6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255" calcext:value-type="float">
            <text:p>0,255</text:p>
          </table:table-cell>
          <table:table-cell office:value-type="float" office:value="0.01" calcext:value-type="float">
            <text:p>0,01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176" calcext:value-type="float">
            <text:p>0,17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35" calcext:value-type="float">
            <text:p>0,135</text:p>
          </table:table-cell>
          <table:table-cell table:number-columns-repeated="6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96" calcext:value-type="float">
            <text:p>0,096</text:p>
          </table:table-cell>
          <table:table-cell table:number-columns-repeated="6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078" calcext:value-type="float">
            <text:p>0,078</text:p>
          </table:table-cell>
          <table:table-cell table:number-columns-repeated="6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06" calcext:value-type="float">
            <text:p>0,06</text:p>
          </table:table-cell>
          <table:table-cell table:number-columns-repeated="6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046" calcext:value-type="float">
            <text:p>0,046</text:p>
          </table:table-cell>
          <table:table-cell table:number-columns-repeated="6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043" calcext:value-type="float">
            <text:p>0,043</text:p>
          </table:table-cell>
          <table:table-cell table:number-columns-repeated="6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041" calcext:value-type="float">
            <text:p>0,041</text:p>
          </table:table-cell>
          <table:table-cell table:number-columns-repeated="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0406" calcext:value-type="float">
            <text:p>0,0406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92" calcext:value-type="float">
            <text:p>0,039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llenlänge</text:p>
          </table:table-cell>
          <table:table-cell office:value-type="string" calcext:value-type="string">
            <text:p>405nm</text:p>
          </table:table-cell>
          <table:table-cell table:style-name="ce1" office:value-type="string" calcext:value-type="string">
            <text:p>Verstärkung 0,0000000001</text:p>
          </table:table-cell>
          <table:table-cell/>
          <table:table-cell table:style-name="ce1" office:value-type="string" calcext:value-type="string">
            <text:p>Verstärkung 0,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_anode mV</text:p>
          </table:table-cell>
          <table:table-cell office:value-type="string" calcext:value-type="string">
            <text:p>U_mess V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anode mV</text:p>
          </table:table-cell>
          <table:table-cell office:value-type="string" calcext:value-type="string">
            <text:p>U_mess V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4.7" calcext:value-type="float">
            <text:p>4,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66" calcext:value-type="float">
            <text:p>3,66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.8" calcext:value-type="float">
            <text:p>2,8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76" calcext:value-type="float">
            <text:p>2,76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1.97" calcext:value-type="float">
            <text:p>1,9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43" calcext:value-type="float">
            <text:p>2,43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1.45" calcext:value-type="float">
            <text:p>1,45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85" calcext:value-type="float">
            <text:p>1,8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0.61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47" calcext:value-type="float">
            <text:p>0,4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0.312" calcext:value-type="float">
            <text:p>0,312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0.12" calcext:value-type="float">
            <text:p>0,12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0.073" calcext:value-type="float">
            <text:p>0,073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47" calcext:value-type="float">
            <text:p>0,4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0.055" calcext:value-type="float">
            <text:p>0,05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.048" calcext:value-type="float">
            <text:p>0,04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32" calcext:value-type="float">
            <text:p>0,232</text:p>
          </table:table-cell>
          <table:table-cell/>
          <table:table-cell office:value-type="float" office:value="1717" calcext:value-type="float">
            <text:p>1717</text:p>
          </table:table-cell>
          <table:table-cell office:value-type="float" office:value="0.046" calcext:value-type="float">
            <text:p>0,046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166" calcext:value-type="float">
            <text:p>0,166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0.044" calcext:value-type="float">
            <text:p>0,044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113" calcext:value-type="float">
            <text:p>0,113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77" calcext:value-type="float">
            <text:p>0,077</text:p>
          </table:table-cell>
          <table:table-cell table:number-columns-repeated="6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054" calcext:value-type="float">
            <text:p>0,054</text:p>
          </table:table-cell>
          <table:table-cell table:number-columns-repeated="6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46" calcext:value-type="float">
            <text:p>0,46</text:p>
          </table:table-cell>
          <table:table-cell table:number-columns-repeated="6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035" calcext:value-type="float">
            <text:p>0,035</text:p>
          </table:table-cell>
          <table:table-cell table:number-columns-repeated="6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022" calcext:value-type="float">
            <text:p>0,022</text:p>
          </table:table-cell>
          <table:table-cell table:number-columns-repeated="6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007" calcext:value-type="float">
            <text:p>0,007</text:p>
          </table:table-cell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llenlänge</text:p>
          </table:table-cell>
          <table:table-cell office:value-type="string" calcext:value-type="string">
            <text:p>365nm</text:p>
          </table:table-cell>
          <table:table-cell table:style-name="ce1" office:value-type="string" calcext:value-type="string">
            <text:p>Verstärkung 0,0000000001</text:p>
          </table:table-cell>
          <table:table-cell/>
          <table:table-cell table:style-name="ce1" office:value-type="string" calcext:value-type="string">
            <text:p>Verstärkung 0,000000001</text:p>
          </table:table-cell>
          <table:table-cell/>
          <table:table-cell table:style-name="ce1" office:value-type="string" calcext:value-type="string">
            <text:p>Verstärkung 0,00000001</text:p>
          </table:table-cell>
          <table:table-cell/>
        </table:table-row>
        <table:table-row table:style-name="ro1">
          <table:table-cell office:value-type="string" calcext:value-type="string">
            <text:p>U_anode mV</text:p>
          </table:table-cell>
          <table:table-cell office:value-type="string" calcext:value-type="string">
            <text:p>U_mess V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anode mV</text:p>
          </table:table-cell>
          <table:table-cell office:value-type="string" calcext:value-type="string">
            <text:p>U_mess V</text:p>
          </table:table-cell>
          <table:table-cell/>
          <table:table-cell office:value-type="string" calcext:value-type="string">
            <text:p>U_anode mV</text:p>
          </table:table-cell>
          <table:table-cell office:value-type="string" calcext:value-type="string">
            <text:p>U_mess V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8.7" calcext:value-type="float">
            <text:p>8,7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8" calcext:value-type="float">
            <text:p>6,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1" calcext:value-type="float">
            <text:p>6,1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7" calcext:value-type="float">
            <text:p>5,7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2" calcext:value-type="float">
            <text:p>5,2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1" calcext:value-type="float">
            <text:p>4,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2.35" calcext:value-type="float">
            <text:p>2,35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.63" calcext:value-type="float">
            <text:p>3,63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1.39" calcext:value-type="float">
            <text:p>1,3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92" calcext:value-type="float">
            <text:p>2,92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0.82" calcext:value-type="float">
            <text:p>0,8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59" calcext:value-type="float">
            <text:p>2,5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0.58" calcext:value-type="float">
            <text:p>0,58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0.155" calcext:value-type="float">
            <text:p>0,15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21" calcext:value-type="float">
            <text:p>2,21</text:p>
          </table:table-cell>
          <table:table-cell/>
          <table:table-cell office:value-type="float" office:value="1412" calcext:value-type="float">
            <text:p>1412</text:p>
          </table:table-cell>
          <table:table-cell office:value-type="float" office:value="0.39" calcext:value-type="float">
            <text:p>0,39</text:p>
          </table:table-cell>
          <table:table-cell/>
          <table:table-cell office:value-type="float" office:value="1398" calcext:value-type="float">
            <text:p>139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89" calcext:value-type="float">
            <text:p>1,89</text:p>
          </table:table-cell>
          <table:table-cell/>
          <table:table-cell office:value-type="float" office:value="1513" calcext:value-type="float">
            <text:p>1513</text:p>
          </table:table-cell>
          <table:table-cell office:value-type="float" office:value="0.253" calcext:value-type="float">
            <text:p>0,253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68" calcext:value-type="float">
            <text:p>1,68</text:p>
          </table:table-cell>
          <table:table-cell/>
          <table:table-cell office:value-type="float" office:value="1610" calcext:value-type="float">
            <text:p>1610</text:p>
          </table:table-cell>
          <table:table-cell office:value-type="float" office:value="0.159" calcext:value-type="float">
            <text:p>0,159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31" calcext:value-type="float">
            <text:p>1,31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0.095" calcext:value-type="float">
            <text:p>0,095</text:p>
          </table:table-cell>
          <table:table-cell/>
          <table:table-cell office:value-type="float" office:value="1702" calcext:value-type="float">
            <text:p>1702</text:p>
          </table:table-cell>
          <table:table-cell office:value-type="float" office:value="0.059" calcext:value-type="float">
            <text:p>0,0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0.066" calcext:value-type="float">
            <text:p>0,066</text:p>
          </table:table-cell>
          <table:table-cell/>
          <table:table-cell office:value-type="float" office:value="1836" calcext:value-type="float">
            <text:p>1836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0.048" calcext:value-type="float">
            <text:p>0,048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float" office:value="2220" calcext:value-type="float">
            <text:p>2220</text:p>
          </table:table-cell>
          <table:table-cell office:value-type="float" office:value="0.045" calcext:value-type="float">
            <text:p>0,045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0.041" calcext:value-type="float">
            <text:p>0,041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235" calcext:value-type="float">
            <text:p>0,235</text:p>
          </table:table-cell>
          <table:table-cell table:number-columns-repeated="6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162" calcext:value-type="float">
            <text:p>0,162</text:p>
          </table:table-cell>
          <table:table-cell table:number-columns-repeated="6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092" calcext:value-type="float">
            <text:p>0,092</text:p>
          </table:table-cell>
          <table:table-cell table:number-columns-repeated="6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036" calcext:value-type="float">
            <text:p>0,036</text:p>
          </table:table-cell>
          <table:table-cell table:number-columns-repeated="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023" calcext:value-type="float">
            <text:p>0,023</text:p>
          </table:table-cell>
          <table:table-cell table:number-columns-repeated="6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003" calcext:value-type="float">
            <text:p>0,003</text:p>
          </table:table-cell>
          <table:table-cell table:number-columns-repeated="6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0.006" calcext:value-type="float">
            <text:p>-0,006</text:p>
          </table:table-cell>
          <table:table-cell table:number-columns-repeated="6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0.045" calcext:value-type="float">
            <text:p>-0,045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0.152" calcext:value-type="float">
            <text:p>-0,15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5:18:04.313463602</meta:creation-date>
    <dc:date>2014-10-22T18:24:06.648568333</dc:date>
    <meta:editing-duration>PT2H54M56S</meta:editing-duration>
    <meta:editing-cycles>8</meta:editing-cycles>
    <meta:generator>LibreOffice/4.2.4.2$Linux_X86_64 LibreOffice_project/420m0$Build-2</meta:generator>
    <meta:document-statistic meta:table-count="1" meta:cell-count="554" meta:object-count="0"/>
  </office:meta>
</office:document-meta>
</file>